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192afb" officeooo:paragraph-rsid="00192afb"/>
    </style:style>
    <style:style style:name="P2" style:family="paragraph" style:parent-style-name="Text_20_body">
      <style:text-properties officeooo:rsid="001a609a" officeooo:paragraph-rsid="001a60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Capitulo 8 </text:h>
      <text:h text:style-name="P1" text:outline-level="2">Laboratorio - Un modelo conceptual de la vida</text:h>
      <text:p text:style-name="Horizontal_20_Line"/>
      <text:p text:style-name="Text_20_body"/>
      <text:p text:style-name="Text_20_body"/>
      <text:h text:style-name="Heading_20_2" text:outline-level="2">1 - El delicado equilibrio de la vida</text:h>
      <text:p text:style-name="Text_20_body">Una teoría ampliamente difundida sostiene que la vida sobre la Tierra se mantiene gracias a un equilibrio extraordinariamente delicado. Según esta visión, cada especie cumple una función específica dentro del ecosistema global: las abejas polinizan, los depredadores regulan poblaciones, los hongos descomponen materia orgánica. Todo parece orquestado en una coreografía sutil y precisa, como si un solo cambio, una única desaparición, pudiera desencadenar el colapso del conjunto.</text:p>
      <text:p text:style-name="Text_20_body">Desde esta perspectiva, el ecosistema funciona como una máquina compleja e interdependiente, donde la ausencia de una pieza —incluso una aparentemente insignificante— podría tener consecuencias catastróficas. De hecho, se ha popularizado la idea de que si accidentalmente alguien aplastara al último ejemplar de un extraño insecto desconocido, ese pequeño gesto podría detonar un efecto dominó devastador, derribando ecosistemas completos y precipitando, eventualmente, la extinción de la vida en el planeta.</text:p>
      <text:p text:style-name="Text_20_body">Pero si bien esta imagen es sugerente —y ha servido como advertencia poderosa sobre la fragilidad de nuestro entorno—, los hechos disponibles nos obligan a matizarla.</text:p>
      <text:p text:style-name="Text_20_body">Lo que observamos en la historia de la vida sobre la Tierra no es tanto una fragilidad absoluta, sino más bien una notable capacidad de adaptación y supervivencia. A lo largo de los milenios, millones de especies han desaparecido, y sin embargo, la vida no ha cedido. Más bien, ha mutado, se ha reconfigurado, ha ocupado nuevos nichos y ha continuado su marcha.</text:p>
      <text:p text:style-name="Text_20_body">Una de las extinciones masivas más conocidas es la que marcó el fin del Cretácico, hace unos 66 millones de años, cuando un evento cataclísmico —probablemente el impacto de un asteroide en lo que hoy es la península de Yucatán— provocó la desaparición del 75% de las especies vivas, incluyendo los dinosaurios. Fue un golpe colosal al equilibrio ecológico. Y sin embargo, la vida persistió. Se replegó, evolucionó, y millones de años más tarde, aquí estamos: reflexionando sobre ella, escribiendo sobre ella.</text:p>
      <text:p text:style-name="Text_20_body">Lo que estos datos sugieren es que la vida, como fenómeno general, posee una robustez extraordinaria. Puede ser herida, incluso gravemente, pero no parece ceder con facilidad. Es como si, más allá de las criaturas que la componen, existiera en la vida una especie de impulso estructural, una tenacidad fundamental, un patrón que se reproduce una y otra vez.</text:p>
      <text:p text:style-name="Text_20_body">¿Es posible destruir completamente a la vida en la Tierra? Tal vez no sea imposible. Un evento lo suficientemente extremo —como una supernova cercana, un colapso climático extremo, o una <text:soft-page-break/>intervención deliberada y global— podría lograrlo. Pero de algo podemos estar razonablemente seguros: fácil no sería.</text:p>
      <text:p text:style-name="Text_20_body"/>
      <text:p text:style-name="Text_20_body"/>
      <text:p text:style-name="Horizontal_20_Line"/>
      <text:p text:style-name="Text_20_body"><text:span text:style-name="Strong_20_Emphasis"/></text:p>
      <text:p text:style-name="Text_20_body"><text:span text:style-name="Strong_20_Emphasis"/></text:p>
      <text:p text:style-name="Text_20_body"><text:span text:style-name="Strong_20_Emphasis">2 – ¿La vida es un accidente irrepetible?</text:span></text:p>
      <text:p text:style-name="Text_20_body">Una teoría bastante extendida sostiene que la vida podría haber sido un accidente:<text:line-break/>una combinación improbable de factores fortuitos, un evento único, irrepetible.</text:p>
      <text:p text:style-name="Text_20_body">Y bajo esa mirada, si la vida en la Tierra fuera destruida, eso marcaría su fin absoluto.<text:line-break/>Intuimos esta posibilidad con la misma fragilidad con que percibimos nuestra propia existencia: breve, fugaz, irremplazable.<text:line-break/>Y sentimos que, como la vida misma, se nos escapa de las manos una oportunidad de valor incalculable.</text:p>
      <text:p text:style-name="Text_20_body">Pero… ¿a qué llamamos <text:span text:style-name="Emphasis">accidente</text:span>?</text:p>
      <text:p text:style-name="Text_20_body">¿Una explosión es un accidente?<text:line-break/>No lo es.<text:line-break/>Una explosión de gas combustible bajo presión, en presencia de una chispa, no es un accidente: es una reacción natural.<text:line-break/>Podemos considerarla <text:span text:style-name="Emphasis">accidental</text:span> si ocurre de forma inesperada, fuera de control.<text:line-break/>Pero en sí misma no es un suceso arbitrario ni excepcional.<text:line-break/>En el interior de un motor de combustión, por ejemplo, tienen lugar unas 8000 explosiones por minuto —y cada una sigue las mismas reglas físicas.</text:p>
      <text:p text:style-name="Text_20_body">¿Y la formación de una estrella?<text:line-break/>¿Es eso un accidente?<text:line-break/>Tampoco.<text:line-break/>Basta mirar el cielo nocturno para comprobar que es un fenómeno recurrente.<text:line-break/>Las estrellas nacen, evolucionan y mueren, siguiendo ciclos bien definidos.<text:line-break/>Su formación es una consecuencia directa de las leyes que rigen la materia en el universo.</text:p>
      <text:p text:style-name="Text_20_body">Incluso el carbono —elemento esencial para la vida— se forma en las estrellas de manera regular a través del proceso de nucleosíntesis estelar.<text:line-break/>No es un evento fortuito.<text:line-break/>Es el resultado de condiciones naturales que se repiten una y otra vez.</text:p>
      <text:p text:style-name="Text_20_body">Entonces, ¿podemos considerar accidental la formación de moléculas complejas, incluso aquellas necesarias para la vida?<text:line-break/><text:soft-page-break/>¿Podemos seguir pensando que son el resultado de una cadena inverosímil de coincidencias?<text:line-break/>La lógica del universo no apoya esa idea.</text:p>
      <text:p text:style-name="Text_20_body">En un cosmos con incontables galaxias, estrellas y planetas —donde la materia interactúa bajo un conjunto de leyes consistentes—, lo que puede suceder, sucederá, tarde o temprano.<text:line-break/>Donde las condiciones se repiten, los resultados también.<text:line-break/>La complejidad molecular, la autoorganización, la emergencia de sistemas vivos: todo ello no es el producto de un accidente, sino de una evolución natural dentro de un entorno propicio.</text:p>
      <text:p text:style-name="Text_20_body">La vida, entonces, no es una anomalía que quebranta las reglas, sino una manifestación de esas mismas reglas cuando se expresan con suficiente profundidad.<text:line-break/>En lugar de verla como un golpe de suerte irrepetible, podríamos empezar a considerarla como un fenómeno emergente —el resultado inevitable de un universo fértil.</text:p>
      <text:p text:style-name="P2">Su complejidad puede resultar abrumadora, sin embargo, se trata de un fenomeno natural.</text:p>
      <text:p text:style-name="P2"/>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17T11:47:42.256000000</meta:creation-date>
    <dc:date>2025-07-17T12:09:32.830000000</dc:date>
    <meta:editing-duration>PT9M57S</meta:editing-duration>
    <meta:editing-cycles>3</meta:editing-cycles>
    <meta:generator>LibreOffice/7.3.5.2$Windows_X86_64 LibreOffice_project/184fe81b8c8c30d8b5082578aee2fed2ea847c01</meta:generator>
    <meta:document-statistic meta:table-count="0" meta:image-count="0" meta:object-count="0" meta:page-count="3" meta:paragraph-count="21" meta:word-count="846" meta:character-count="5403" meta:non-whitespace-character-count="4578"/>
  </office:meta>
</office:document-meta>
</file>